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T1" style:family="text">
      <style:text-properties style:font-name="Calibri" fo:font-size="11pt" fo:language="zxx" fo:country="none" style:font-name-asian="Calibri" style:font-size-asian="11pt" style:font-name-complex="Calibri"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al Settings, Tools, Subtleties, Tips, do and don’t’</text:p>
      <text:p text:style-name="Standard"/>
      <text:p text:style-name="P2">If the stopwatch is in the way ,use the timer of the ADF</text:p>
      <text:p text:style-name="P2">Want to have a bigger map, you can stretch it by dragging the corners and you can turn it off by just hitting &lt;Enter&gt;</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p>
      <text:p text:style-name="P1">If constrained by low system resources disable automatic scenery download while flying, download and install relevant scenery beforehand.<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_navaid_country_value_many_to_one=14</text:span></text:a></text:p>
      <text:p text:style-name="P5"/>
      <text:p text:style-name="P4"><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9T23:53:10.32</meta:creation-date>
    <dc:date>2017-10-14T13:02:49.07</dc:date>
    <dc:creator>Gerhard Kick</dc:creator>
    <meta:editing-duration>PT1H45M30S</meta:editing-duration>
    <meta:editing-cycles>8</meta:editing-cycles>
    <meta:generator>OpenOffice/4.1.3$Win32 OpenOffice.org_project/413m1$Build-9783</meta:generator>
    <meta:document-statistic meta:table-count="0" meta:image-count="0" meta:object-count="0" meta:page-count="1" meta:paragraph-count="20" meta:word-count="282" meta:character-count="1941"/>
  </office:meta>
</office:document-meta>
</file>